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MT"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MT" fo:font-size="10pt" fo:font-weight="normal" style:font-size-asian="10pt" style:font-weight-asian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4" style:family="paragraph" style:parent-style-name="Standard">
      <style:text-properties fo:color="#000000" style:font-name="ArialMT" fo:font-size="11pt" fo:font-weight="normal" style:font-size-asian="11pt" style:font-weight-asian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MT" fo:font-size="11pt" fo:font-weight="normal" style:font-size-asian="11pt" style:font-weight-asian="normal"/>
    </style:style>
    <style:style style:name="P6" style:family="paragraph" style:parent-style-name="Standard">
      <style:paragraph-properties fo:line-height="150%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1pt" officeooo:paragraph-rsid="0008ce1e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08ce1e" style:font-size-asian="11pt" style:font-size-complex="11pt"/>
    </style:style>
    <style:style style:name="P9" style:family="paragraph" style:parent-style-name="Standard">
      <style:paragraph-properties fo:margin-left="0cm" fo:margin-right="-2.381cm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1pt" fo:font-weight="normal" style:font-size-asian="11pt" style:font-weight-asian="normal" style:font-size-complex="11pt"/>
    </style:style>
    <style:style style:name="P10" style:family="paragraph" style:parent-style-name="Standard">
      <style:paragraph-properties fo:margin-top="0cm" fo:margin-bottom="0.247cm" loext:contextual-spacing="false" fo:line-height="120%" fo:text-align="justify" style:justify-single-word="false"/>
      <style:text-properties fo:color="#000000" style:font-name="ArialMT" fo:font-size="8pt" fo:font-weight="normal" style:font-size-asian="8pt" style:font-weight-asian="normal"/>
    </style:style>
    <style:style style:name="P11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style:font-name="ArialMT" fo:font-size="11pt" fo:font-weight="normal" style:font-size-asian="11pt" style:font-weight-asian="normal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MT" fo:font-size="12pt" fo:font-weight="bold" style:font-size-asian="12pt" style:font-weight-asian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MT" fo:font-size="12pt" fo:font-weight="bold" style:font-size-asian="12pt" style:font-weight-asian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MT" fo:font-size="11pt" fo:font-weight="normal" style:font-size-asian="11pt" style:font-weight-asian="normal"/>
    </style:style>
    <style:style style:name="P15" style:family="paragraph" style:parent-style-name="Standard">
      <style:paragraph-properties fo:line-height="200%"/>
      <style:text-properties fo:color="#000000" style:font-name="ArialMT" fo:font-size="11pt" fo:font-weight="normal" style:font-size-asian="11pt" style:font-weight-asian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MT" fo:font-size="10pt" fo:font-weight="bold" style:font-size-asian="10pt" style:font-weight-asian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19" style:family="paragraph" style:parent-style-name="Standard">
      <style:paragraph-properties fo:line-height="200%"/>
      <style:text-properties fo:color="#000000" style:font-name="Arial" fo:font-size="11pt" fo:font-weight="normal" officeooo:paragraph-rsid="0008ce1e" style:font-size-asian="11pt" style:font-weight-asian="normal" style:font-size-complex="10pt"/>
    </style:style>
    <style:style style:name="P20" style:family="paragraph" style:parent-style-name="Standard">
      <style:paragraph-properties fo:margin-left="0.762cm" fo:margin-right="-0.021cm" fo:text-align="center" style:justify-single-word="false" fo:text-indent="-0.762cm" style:auto-text-indent="false"/>
      <style:text-properties fo:color="#000000" style:font-name="ArialMT" fo:font-size="11pt" fo:font-weight="bold" style:font-size-asian="11pt" style:font-weight-asian="bold"/>
    </style:style>
    <style:style style:name="P21" style:family="paragraph" style:parent-style-name="Standard">
      <style:paragraph-properties fo:margin-left="9.841cm" fo:margin-right="-0.021cm" fo:margin-top="0.423cm" fo:margin-bottom="0cm" loext:contextual-spacing="false" fo:line-height="200%" fo:text-align="center" style:justify-single-word="false" fo:text-indent="0cm" style:auto-text-indent="false"/>
      <style:text-properties fo:color="#000000" style:font-name="ArialMT" fo:font-size="11pt" fo:font-weight="normal" style:font-size-asian="11pt" style:font-weight-asian="normal"/>
    </style:style>
    <style:style style:name="P22" style:family="paragraph" style:parent-style-name="Standard">
      <style:paragraph-properties fo:margin-left="9.843cm" fo:margin-right="-0.021cm" fo:line-height="200%" fo:text-align="center" style:justify-single-word="false" fo:text-indent="0cm" style:auto-text-indent="false"/>
      <style:text-properties fo:color="#000000" style:font-name="ArialMT" fo:font-size="11pt" fo:font-weight="normal" style:font-size-asian="11pt" style:font-weight-asian="normal"/>
    </style:style>
    <style:style style:name="P23" style:family="paragraph" style:parent-style-name="Standard">
      <style:paragraph-properties fo:margin-top="0cm" fo:margin-bottom="0.247cm" loext:contextual-spacing="false" fo:line-height="120%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24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style:font-name="ArialMT" fo:font-size="8pt" fo:font-weight="normal" style:font-size-asian="8pt" style:font-weight-asian="normal"/>
    </style:style>
    <style:style style:name="P25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style:font-name="ArialMT" fo:font-size="9pt" fo:font-weight="normal" style:font-size-asian="9pt" style:font-weight-asian="normal"/>
    </style:style>
    <style:style style:name="T1" style:family="text">
      <style:text-properties fo:color="#000000" fo:font-weight="normal" style:font-weight-asian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CHIARAZIONE SOSTITUTIVA DELL'ATTO DI NOTORIETÀ</text:p>
      <text:p text:style-name="P1">(art. 21 D.P.R. 445 del 28 Dicembre 2000)</text:p>
      <text:p text:style-name="P1"/>
      <text:p text:style-name="P1">DICHIARAZIONE DI VENDITA</text:p>
      <text:p text:style-name="P1">Per veicoli privi del certificato di proprietà</text:p>
      <text:p text:style-name="P2"/>
      <text:p text:style-name="P2"/>
      <text:p text:style-name="P2"/>
      <text:p text:style-name="P7"><text:span text:style-name="T1">Io sottoscritt{%= @oa %} </text:span><text:span text:style-name="T4">{%= @persona.nome %} {%= @persona.cognome %}</text:span></text:p>
      <text:p text:style-name="P7"><text:span text:style-name="T2">nat{%= @oa%} a</text:span><text:span text:style-name="T3"> </text:span><text:span text:style-name="T4">{%= @persona.comune_nascita %}</text:span><text:span text:style-name="T3"> </text:span><text:span text:style-name="T2">il </text:span><text:span text:style-name="T4">{%= @persona.data_nascita.lformat(:short) %}</text:span></text:p>
      <text:p text:style-name="P6">residente a <text:span text:style-name="T5">{%= @persona.indirizzo_residenza.comune %}</text:span> in <text:span text:style-name="T5">{%= @persona.indirizzo_residenza.to_s %}</text:span></text:p>
      <text:p text:style-name="P8"><text:span text:style-name="T1">codice fiscale </text:span><text:span text:style-name="T4">{%= @persona.codice_fiscale %}</text:span></text:p>
      <text:p text:style-name="P9"/>
      <text:p text:style-name="P5">consapevole delle sanzioni penali previste dell’art. 76 del D.P.R: 445/2000, nel caso di mendaci dichiarazioni, falsità negli atti, uso <text:s/>o esibizione di atti o contenenti dati non più rispondenti a verità,</text:p>
      <text:p text:style-name="P5"/>
      <text:p text:style-name="P20">DICHIARA DI VENDERE</text:p>
      <text:p text:style-name="P4"/>
      <text:p text:style-name="P15">il veicolo targato ___________________________ per il prezzo di € ________________________ al signor _______________________________________________________________________ nato/a a ____________________________________________ il _________________________</text:p>
      <text:p text:style-name="P15">residente a _____________________________________ in Via __________________________</text:p>
      <text:p text:style-name="P15">codice fiscale_____________________________________</text:p>
      <text:p text:style-name="P19">Addì {%= @data %}</text:p>
      <text:p text:style-name="P21">FIRMA DEL VENDITORE</text:p>
      <text:p text:style-name="P22">____________________________</text:p>
      <text:p text:style-name="P23">***************************************************************************************************************************</text:p>
      <text:p text:style-name="P10"/>
      <text:p text:style-name="P16">AUTENTICA</text:p>
      <text:p text:style-name="P3"/>
      <text:p text:style-name="P17">Ai sensi degli artt 4, comma 1 <text:s/>e 21, comma 2, <text:s/>del DPR 445/2000, attesto che le <text:s/>sottoscrizione di cui sopra, <text:s text:c="2"/>è stata apposta <text:s/>in mia presenza dall’interessato Sig./ra <text:s/>________________________________________, </text:p>
      <text:p text:style-name="P17">previo accertamento della sua identità a mezzo di _____________________________________________</text:p>
      <text:p text:style-name="P3">Addì _______________________<text:tab/><text:tab/><text:tab/>IL DIPENDENTE INCARICATO DAL SINDACO</text:p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_________________________________________________</text:p>
      <text:p text:style-name="P25">La firma deve essere autenticata presso qualsiasi pubblico ufficiale (dipendente comunale incaricato dal Sindaco, Notaio, Segretario Comunale e occorre apporre la marca da boll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DI VENDITA</dc:title>
    <meta:generator>LibreOffice/4.3.7.2$MacOSX_X86_64 LibreOffice_project/8a35821d8636a03b8bf4e15b48f59794652c68ba</meta:generator>
    <meta:editing-duration>PT3H44M32S</meta:editing-duration>
    <meta:editing-cycles>2</meta:editing-cycles>
    <meta:creation-date>2015-09-29T13:52:36.664160000</meta:creation-date>
    <dc:date>2015-09-29T13:52:38.717055000</dc:date>
    <meta:document-statistic meta:table-count="0" meta:image-count="0" meta:object-count="0" meta:page-count="2" meta:paragraph-count="23" meta:word-count="198" meta:character-count="1876" meta:non-whitespace-character-count="1689"/>
  </office:meta>
</office:document-meta>
</file>